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OMPLETE HOS STORY - EXPLAINED SIMPLY (ENHANCED)</text:p>
      <text:p text:style-name="P1">For Dummies, Family, Friends, and Anyone Who Asks "What Are You Building?"</text:p>
      <text:p text:style-name="P1"/>
      <text:p text:style-name="P1">Version: November 28, 2025 (Enhanced with "Created in Our Image" concept)</text:p>
      <text:p text:style-name="P1">By: Meir Niv (70 years old, been doing this tech thing for 45 years)</text:p>
      <text:p text:style-name="P1"/>
      <text:p text:style-name="P1">=================================================================</text:p>
      <text:p text:style-name="P1">THE BIG IDEA (One Sentence)</text:p>
      <text:p text:style-name="P1">=================================================================</text:p>
      <text:p text:style-name="P1"/>
      <text:p text:style-name="P1">We're building the "Windows" for humanoid robots - the operating system that will run on millions of robots worldwide.</text:p>
      <text:p text:style-name="P1"/>
      <text:p text:style-name="P1">Think: Microsoft Windows runs on billions of computers. We're building that, but for robots that look and move like humans.</text:p>
      <text:p text:style-name="P1"/>
      <text:p text:style-name="P1">=================================================================</text:p>
      <text:p text:style-name="P1">WHY HUMANOID? THE "CREATED IN OUR IMAGE" STORY</text:p>
      <text:p text:style-name="P1">=================================================================</text:p>
      <text:p text:style-name="P1"/>
      <text:p text:style-name="P1">Before I explain the business, you need to understand WHY robots will look like humans. It's not cosmetic - it's profound and practical.</text:p>
      <text:p text:style-name="P1"/>
      <text:p text:style-name="P1">**THE PATTERN THAT REPEATS**</text:p>
      <text:p text:style-name="P1"/>
      <text:p text:style-name="P1">Thousands of years ago, the Bible said: "God created mankind in His image."</text:p>
      <text:p text:style-name="P1"/>
      <text:p text:style-name="P1">What does "in His image" mean? Two things:</text:p>
      <text:p text:style-name="P1"/>
      <text:p text:style-name="P1">**1. Physical Form:**</text:p>
      <text:p text:style-name="P1">- Upright on two legs (not four like animals)</text:p>
      <text:p text:style-name="P1">- Two hands with fingers (to use tools)</text:p>
      <text:p text:style-name="P1">- Human proportions (to fit in our world)</text:p>
      <text:p text:style-name="P1"/>
      <text:p text:style-name="P1">**2. Mental Structure:**</text:p>
      <text:p text:style-name="P1">- Brain with neurons, synapses, layers, connections</text:p>
      <text:p text:style-name="P1">- Ability to learn and reason</text:p>
      <text:p text:style-name="P1">- Capacity to create and solve problems</text:p>
      <text:p text:style-name="P1"/>
      <text:p text:style-name="P1">Why this form? Because this form can MANIPULATE THE WORLD.</text:p>
      <text:p text:style-name="P1"/>
      <text:p text:style-name="P1">Two legs → Can walk, climb, navigate complex terrain</text:p>
      <text:p text:style-name="P1">Two hands → Can use tools, build things, create</text:p>
      <text:p text:style-name="P1">Upright posture → Can see far, reach high and low</text:p>
      <text:p text:style-name="P1">Intelligent brain → Can learn, adapt, improve</text:p>
      <text:p text:style-name="P1"/>
      <text:p text:style-name="P1">This form built all of human civilization.</text:p>
      <text:p text:style-name="P1"/>
      <text:p text:style-name="P1">**NOW WE'RE DOING THE SAME THING**</text:p>
      <text:p text:style-name="P1"/>
      <text:p text:style-name="P1">Humans are creating humanoid robots "in our image" - continuing the pattern:</text:p>
      <text:p text:style-name="P1"/>
      <text:p text:style-name="P1">**Physical Form = Human Form:**</text:p>
      <text:p text:style-name="P1">- Two legs → Can use stairs, ladders, vehicles (human infrastructure)</text:p>
      <text:p text:style-name="P1">- Two hands → Can use every tool we invented (hammers, knives, steering wheels)</text:p>
      <text:p text:style-name="P1">- Human proportions → Fits in our spaces (doorways, cars, kitchens)</text:p>
      <text:p text:style-name="P1">- Upright posture → Sees like we see, reaches like we reach</text:p>
      <text:p text:style-name="P1"/>
      <text:p text:style-name="P1">**Mental Form = Human Brain Structure:**</text:p>
      <text:p text:style-name="P1">- Neural networks → Named after our biological neurons</text:p>
      <text:p text:style-name="P1">- Layers and connections → Same architecture as our brain</text:p>
      <text:p text:style-name="P1">- Learning system → Watches and learns (like kids watching parents)</text:p>
      <text:p text:style-name="P1">- Pattern recognition → Mirrors how our brain works</text:p>
      <text:p text:style-name="P1"/>
      <text:p text:style-name="P1">**Why This Matters Practically:**</text:p>
      <text:p text:style-name="P1"/>
      <text:p text:style-name="P1">Imagine trying to make a four-legged robot drive a car:</text:p>
      <text:p text:style-name="P1">- Can't reach the pedals AND the steering wheel (need human proportions)</text:p>
      <text:p text:style-name="P1">- Can't sit in the driver's seat (designed for upright humans)</text:p>
      <text:p text:style-name="P1">- Can't use the mirrors (positioned for human eyes)</text:p>
      <text:p text:style-name="P1">→ IMPOSSIBLE with non-human form</text:p>
      <text:p text:style-name="P1"/>
      <text:p text:style-name="P1">Or imagine a wheeled robot trying to:</text:p>
      <text:p text:style-name="P1">- Climb stairs (no legs)</text:p>
      <text:p text:style-name="P1">- Navigate rough terrain (no feet)</text:p>
      <text:p text:style-name="P1">- Recover from being pushed (no balance)</text:p>
      <text:p text:style-name="P1">→ IMPOSSIBLE without humanoid form</text:p>
      <text:p text:style-name="P1"/>
      <text:p text:style-name="P1">**The Truth:**</text:p>
      <text:p text:style-name="P1">Human civilization was built BY humans FOR humans.</text:p>
      <text:p text:style-name="P1">Our tools → Designed for two hands</text:p>
      <text:p text:style-name="P1">Our buildings → Designed for two legs</text:p>
      <text:p text:style-name="P1">Our vehicles → Designed for upright posture</text:p>
      <text:p text:style-name="P1">Our infrastructure → Built around human dimensions</text:p>
      <text:p text:style-name="P1"/>
      <text:p text:style-name="P1">The ONLY form that can use ALL of this is... the human form.</text:p>
      <text:p text:style-name="P1"/>
      <text:p text:style-name="P1">**That's why humanoid robots will dominate.**</text:p>
      <text:p text:style-name="P1"/>
      <text:p text:style-name="P1">Not because they look cool (though they do).</text:p>
      <text:p text:style-name="P1">Because they're the ONLY form that can seamlessly integrate into our human-built world.</text:p>
      <text:p text:style-name="P1"/>
      <text:p text:style-name="P1">**The AI Part:**</text:p>
      <text:p text:style-name="P1">And the "brain" (AI) is built in the image of our brain structure:</text:p>
      <text:p text:style-name="P1">- Neural networks (named after neurons)</text:p>
      <text:p text:style-name="P1">- Layers (like our brain's cortex layers)</text:p>
      <text:p text:style-name="P1">- Connections (like our synapses)</text:p>
      <text:p text:style-name="P1">- Learning (like how we learn by watching)</text:p>
      <text:p text:style-name="P1"/>
      <text:p text:style-name="P1">So: Human-form body + Human-brain-structured AI = Can do ANY human task</text:p>
      <text:p text:style-name="P1"/>
      <text:p text:style-name="P1"><text:soft-page-break/>This isn't just clever engineering. It's the continuation of "created in our image."</text:p>
      <text:p text:style-name="P1"/>
      <text:p text:style-name="P1">God created humans in His image.</text:p>
      <text:p text:style-name="P1">Humans create humanoid robots in OUR image.</text:p>
      <text:p text:style-name="P1"/>
      <text:p text:style-name="P1">The pattern repeats. 🔄</text:p>
      <text:p text:style-name="P1"/>
      <text:p text:style-name="P1">=================================================================</text:p>
      <text:p text:style-name="P1">THE PROBLEM TODAY</text:p>
      <text:p text:style-name="P1">=================================================================</text:p>
      <text:p text:style-name="P1"/>
      <text:p text:style-name="P1">Humanoid robots exist, but they're stupid.</text:p>
      <text:p text:style-name="P1"/>
      <text:p text:style-name="P1">Boston Dynamics makes robots that do backflips → Cool, but useless.</text:p>
      <text:p text:style-name="P1">Honda made ASIMO that walks stairs → Cute, but can't do real work.</text:p>
      <text:p text:style-name="P1">Tesla is making Optimus → Actually useful, but closed system (only Tesla controls it).</text:p>
      <text:p text:style-name="P1"/>
      <text:p text:style-name="P1">It's like the 1970s with computers:</text:p>
      <text:p text:style-name="P1">- Hardware existed (computers were built)</text:p>
      <text:p text:style-name="P1">- But no common software (every computer was different)</text:p>
      <text:p text:style-name="P1">- So nobody used them (too complicated, too limited)</text:p>
      <text:p text:style-name="P1"/>
      <text:p text:style-name="P1">Then Microsoft created Windows:</text:p>
      <text:p text:style-name="P1">- Suddenly all computers spoke the same language</text:p>
      <text:p text:style-name="P1">- Developers built thousands of programs</text:p>
      <text:p text:style-name="P1">- Computers became useful for everyone</text:p>
      <text:p text:style-name="P1">- Microsoft captured most of the value</text:p>
      <text:p text:style-name="P1"/>
      <text:p text:style-name="P1">We're at that moment for robots.</text:p>
      <text:p text:style-name="P1"/>
      <text:p text:style-name="P1">=================================================================</text:p>
      <text:p text:style-name="P1">THE SOLUTION: HOS (HUMANOID OPERATING SYSTEM)</text:p>
      <text:p text:style-name="P1">=================================================================</text:p>
      <text:p text:style-name="P1"/>
      <text:p text:style-name="P1">What is HOS?</text:p>
      <text:p text:style-name="P1"/>
      <text:p text:style-name="P1">HOS = The software platform that makes any humanoid robot useful.</text:p>
      <text:p text:style-name="P1"/>
      <text:p text:style-name="P1">Like your smartphone:</text:p>
      <text:p text:style-name="P1">- Hardware: iPhone or Android phone (made by different companies)</text:p>
      <text:p text:style-name="P1">- Operating system: iOS or Android (makes phone work)</text:p>
      <text:p text:style-name="P1">- Apps: Instagram, Uber, games (what you actually use)</text:p>
      <text:p text:style-name="P1"/>
      <text:p text:style-name="P1">For robots:</text:p>
      <text:p text:style-name="P1">- Hardware: Chinese robots, Tesla Optimus, Boston Dynamics (the physical robot)</text:p>
      <text:p text:style-name="P1">- Operating system: HOS (makes robot work)</text:p>
      <text:p text:style-name="P1">- Apps: RoboChef, HR Driver, HR Security (what robot actually does)</text:p>
      <text:p text:style-name="P1"/>
      <text:p text:style-name="P1">Why this matters:</text:p>
      <text:p text:style-name="P1"/>
      <text:p text:style-name="P1">Just like Windows made computers useful, HOS makes robots useful.</text:p>
      <text:p text:style-name="P1">Just like Android powers 3 billion phones, HOS will power millions of robots.</text:p>
      <text:p text:style-name="P1">Just like Microsoft captured $2 trillion in value, HOS can capture similar value.</text:p>
      <text:p text:style-name="P1"/>
      <text:p text:style-name="P1">=================================================================</text:p>
      <text:p text:style-name="P1"/>
      <text:p text:style-name="P1">[Continue with all original content, with these additions sprinkled in...]</text:p>
      <text:p text:style-name="P1"/>
      <text:p text:style-name="P1">=================================================================</text:p>
      <text:p text:style-name="P1">THE SPIN-OFF STRATEGY (How We Build 20-30 Valuable Companies)</text:p>
      <text:p text:style-name="P1">=================================================================</text:p>
      <text:p text:style-name="P1"/>
      <text:p text:style-name="P1">**Here's something most people don't understand about our strategy:**</text:p>
      <text:p text:style-name="P1"/>
      <text:p text:style-name="P1">We are NOT trying to do everything ourselves.</text:p>
      <text:p text:style-name="P1"/>
      <text:p text:style-name="P1">**The Wrong Way (How Companies Fail):**</text:p>
      <text:p text:style-name="P1">Try to build RoboChef AND HR Driver AND HR Security AND HR Care... all at once</text:p>
      <text:p text:style-name="P1">Result: Spread too thin, nothing works well, company fails</text:p>
      <text:p text:style-name="P1"/>
      <text:p text:style-name="P1">**The Right Way (How Platform Companies Win):**</text:p>
      <text:p text:style-name="P1">Build the PLATFORM (HOS)</text:p>
      <text:p text:style-name="P1">Prove applications work (RoboChef first)</text:p>
      <text:p text:style-name="P1">Then SPIN THEM OFF as separate companies</text:p>
      <text:p text:style-name="P1"/>
      <text:p text:style-name="P1">**What "Spin-Off" Means (Explained Simply):**</text:p>
      <text:p text:style-name="P1"/>
      <text:p text:style-name="P1">Step 1: We build RoboChef on HOS platform</text:p>
      <text:p text:style-name="P1">- Prove it works in 3 restaurants</text:p>
      <text:p text:style-name="P1">- Get to $1 million in revenue</text:p>
      <text:p text:style-name="P1">- Validate that people will pay for it</text:p>
      <text:p text:style-name="P1"/>
      <text:p text:style-name="P1">Step 2: We create a NEW company called "RoboChef Inc"</text:p>
      <text:p text:style-name="P1">- Hire a CEO who's a food industry expert (not a robotics person)</text:p>
      <text:p text:style-name="P1">- They raise their own money from food-focused VCs ($20-30 million)</text:p>
      <text:p text:style-name="P1">- They run RoboChef as independent business</text:p>
      <text:p text:style-name="P1">- **But we keep 35-40% ownership**</text:p>
      <text:p text:style-name="P1"/>
      <text:p text:style-name="P1">Step 3: RoboChef Inc scales aggressively</text:p>
      <text:p text:style-name="P1">- They focus 100% on food industry</text:p>
      <text:p text:style-name="P1">- We focus 100% on making HOS platform better</text:p>
      <text:p text:style-name="P1">- They use OUR platform (and pay us 30% of all revenue as platform fee)</text:p>
      <text:p text:style-name="P1">- Both companies grow faster apart than together</text:p>
      <text:p text:style-name="P1"/>
      <text:p text:style-name="P1">Step 4: Eventually RoboChef Inc gets acquired</text:p>
      <text:p text:style-name="P1">- Maybe Sysco (food distributor) buys them for $500 million in 5 years</text:p>
      <text:p text:style-name="P1">- We own 35% = We get $175 million</text:p>
      <text:p text:style-name="P1">- We didn't invest more money after the spin-off</text:p>
      <text:p text:style-name="P1"><text:soft-page-break/>- We just owned equity and collected platform fees</text:p>
      <text:p text:style-name="P1"/>
      <text:p text:style-name="P1">Step 5: Repeat with 20-30 applications</text:p>
      <text:p text:style-name="P1">- HR Driver (transportation) → Spin off → Uber might acquire</text:p>
      <text:p text:style-name="P1">- HR Security (guards) → Spin off → ADT might acquire</text:p>
      <text:p text:style-name="P1">- HR Care (elderly) → Spin off → Healthcare company might acquire</text:p>
      <text:p text:style-name="P1">- Each one we keep 35-40% equity</text:p>
      <text:p text:style-name="P1"/>
      <text:p text:style-name="P1">**The Portfolio Math (Explained for Non-Finance People):**</text:p>
      <text:p text:style-name="P1"/>
      <text:p text:style-name="P1">Imagine:</text:p>
      <text:p text:style-name="P1">- We create 20 spin-off companies over 10 years</text:p>
      <text:p text:style-name="P1">- 10 of them succeed (50% failure rate is normal)</text:p>
      <text:p text:style-name="P1">- Average exit value: $500 million each</text:p>
      <text:p text:style-name="P1">- We own 35% of each: $175 million per exit</text:p>
      <text:p text:style-name="P1">- Total: 10 × $175M = $1.75 billion just from spin-offs</text:p>
      <text:p text:style-name="P1">- Plus the platform itself is worth billions</text:p>
      <text:p text:style-name="P1">- **Total company value: $5-10 billion**</text:p>
      <text:p text:style-name="P1"/>
      <text:p text:style-name="P1">**Why This Is Genius:**</text:p>
      <text:p text:style-name="P1"/>
      <text:p text:style-name="P1">**For Us:**</text:p>
      <text:p text:style-name="P1">- Stay focused on platform (our expertise)</text:p>
      <text:p text:style-name="P1">- Build portfolio of 20-30 companies</text:p>
      <text:p text:style-name="P1">- Multiple chances to win (don't need ALL to succeed)</text:p>
      <text:p text:style-name="P1">- Keep collecting 30% platform fees from all of them</text:p>
      <text:p text:style-name="P1"/>
      <text:p text:style-name="P1">**For Spin-Offs:**</text:p>
      <text:p text:style-name="P1">- Get industry experts running them (food CEOs, logistics CEOs, etc.)</text:p>
      <text:p text:style-name="P1">- Raise their own capital (not limited by our fundraising)</text:p>
      <text:p text:style-name="P1">- Move fast in their domain (no bureaucracy)</text:p>
      <text:p text:style-name="P1">- Can be acquired independently (multiple exit paths)</text:p>
      <text:p text:style-name="P1"/>
      <text:p text:style-name="P1">**For Investors:**</text:p>
      <text:p text:style-name="P1">- Diversified portfolio (not betting on just ONE application)</text:p>
      <text:p text:style-name="P1">- Platform value PLUS spin-off value</text:p>
      <text:p text:style-name="P1">- Multiple exit opportunities</text:p>
      <text:p text:style-name="P1">- Lower risk (if RoboChef fails, HR Driver might succeed)</text:p>
      <text:p text:style-name="P1"/>
      <text:p text:style-name="P1">**Real-World Example:**</text:p>
      <text:p text:style-name="P1"/>
      <text:p text:style-name="P1">Alphabet (Google's parent company) does this:</text:p>
      <text:p text:style-name="P1">- Google (search) is the platform</text:p>
      <text:p text:style-name="P1">- YouTube, Waymo, Verily, DeepMind = spin-offs</text:p>
      <text:p text:style-name="P1">- Each could be sold independently</text:p>
      <text:p text:style-name="P1">- Together worth $2 trillion</text:p>
      <text:p text:style-name="P1"/>
      <text:p text:style-name="P1">We're building the same structure for humanoid robots.</text:p>
      <text:p text:style-name="P1"/>
      <text:p text:style-name="P1">=================================================================</text:p>
      <text:p text:style-name="P1"/>
      <text:p text:style-name="P1">[Continue with all original content...]</text:p>
      <text:p text:style-name="P1"/>
      <text:p text:style-name="P1">[At the end, add this new section:]</text:p>
      <text:p text:style-name="P1"/>
      <text:p text:style-name="P1">=================================================================</text:p>
      <text:p text:style-name="P1">WHAT HAPPENS IF WE'RE WRONG? (THE HONEST RISKS)</text:p>
      <text:p text:style-name="P1">=================================================================</text:p>
      <text:p text:style-name="P1"/>
      <text:p text:style-name="P1">Fair question. Here are the real risks and our backup plans:</text:p>
      <text:p text:style-name="P1"/>
      <text:p text:style-name="P1">**RISK 1: "What if robots don't become mainstream?"**</text:p>
      <text:p text:style-name="P1"/>
      <text:p text:style-name="P1">Our answer: They don't need to be mainstream for us to win.</text:p>
      <text:p text:style-name="P1"/>
      <text:p text:style-name="P1">Even if only 1% of Americans buy a humanoid robot:</text:p>
      <text:p text:style-name="P1">- 1% of 130 million households = 1.3 million robots</text:p>
      <text:p text:style-name="P1">- At $25K each = $32.5 billion hardware market</text:p>
      <text:p text:style-name="P1">- At 30% platform fees on services = Billions in recurring revenue</text:p>
      <text:p text:style-name="P1"/>
      <text:p text:style-name="P1">We don't need mass adoption. Just early adopters.</text:p>
      <text:p text:style-name="P1"/>
      <text:p text:style-name="P1">Plus our backup plans:</text:p>
      <text:p text:style-name="P1">- Plan B: HR Drivers (commercial fleets buy NOW - taxi companies, delivery companies)</text:p>
      <text:p text:style-name="P1">- Plan C: Military (governments buying NOW - guaranteed contracts)</text:p>
      <text:p text:style-name="P1">- Plan D: Industrial (factories need workers NOW - labor shortage is real)</text:p>
      <text:p text:style-name="P1"/>
      <text:p text:style-name="P1">**RISK 2: "What if Elon Musk wins?"**</text:p>
      <text:p text:style-name="P1"/>
      <text:p text:style-name="P1">Our answer: Then we pivot to military and come back later.</text:p>
      <text:p text:style-name="P1"/>
      <text:p text:style-name="P1">Elon's advantage: Consumer market, unlimited capital, Tesla brand</text:p>
      <text:p text:style-name="P1">Our advantage: Military applications (he won't do this)</text:p>
      <text:p text:style-name="P1"/>
      <text:p text:style-name="P1">If he wins consumer:</text:p>
      <text:p text:style-name="P1">1. We dominate military ($100K/robot vs his $25K)</text:p>
      <text:p text:style-name="P1">2. Get government validation and contracts</text:p>
      <text:p text:style-name="P1">3. Come to consumer later as "military-grade" premium product</text:p>
      <text:p text:style-name="P1">4. "The robot trusted by US Army - now available for your home"</text:p>
      <text:p text:style-name="P1"/>
      <text:p text:style-name="P1">Either way, we win something valuable.</text:p>
      <text:p text:style-name="P1"/>
      <text:p text:style-name="P1">**RISK 3: "What if China wins?"**</text:p>
      <text:p text:style-name="P1"/>
      <text:p text:style-name="P1">Our answer: They won't win in the West (national security).</text:p>
      <text:p text:style-name="P1"/>
      <text:p text:style-name="P1">US banned TikTok (social media app from China).</text:p>
      <text:p text:style-name="P1">US will definitely reject Chinese robot operating system (much more sensitive).</text:p>
      <text:p text:style-name="P1"><text:soft-page-break/></text:p>
      <text:p text:style-name="P1">Enterprises won't trust Chinese platform (backdoor concerns).</text:p>
      <text:p text:style-name="P1">Military absolutely won't use Chinese robots.</text:p>
      <text:p text:style-name="P1"/>
      <text:p text:style-name="P1">China can win in China. We win in US/Europe.</text:p>
      <text:p text:style-name="P1"/>
      <text:p text:style-name="P1">**RISK 4: "What if you (Meir) get sick or die?"**</text:p>
      <text:p text:style-name="P1"/>
      <text:p text:style-name="P1">Fair concern - I'm 70 years old.</text:p>
      <text:p text:style-name="P1"/>
      <text:p text:style-name="P1">Our answer: Company designed to survive without me.</text:p>
      <text:p text:style-name="P1"/>
      <text:p text:style-name="P1">Structure:</text:p>
      <text:p text:style-name="P1">- Professional CEO runs day-to-day (not me)</text:p>
      <text:p text:style-name="P1">- All IP documented (not in my head)</text:p>
      <text:p text:style-name="P1">- Team can continue without me</text:p>
      <text:p text:style-name="P1">- Vision is clear and written down</text:p>
      <text:p text:style-name="P1"/>
      <text:p text:style-name="P1">Plus: I'm healthier than most 50-year-olds</text:p>
      <text:p text:style-name="P1">- Go to gym regularly</text:p>
      <text:p text:style-name="P1">- Sharp mind (built trading system recently)</text:p>
      <text:p text:style-name="P1">- Doctor says I'm good for another 10-20 years</text:p>
      <text:p text:style-name="P1"/>
      <text:p text:style-name="P1">But even if something happens: Company continues.</text:p>
      <text:p text:style-name="P1"/>
      <text:p text:style-name="P1">**RISK 5: "What if technology doesn't work?"**</text:p>
      <text:p text:style-name="P1"/>
      <text:p text:style-name="P1">Our answer: Already proved it works.</text:p>
      <text:p text:style-name="P1"/>
      <text:p text:style-name="P1">Evidence:</text:p>
      <text:p text:style-name="P1">- My trading system (403% returns proves AI execution works)</text:p>
      <text:p text:style-name="P1">- Tesla Autopilot (proves robots can drive)</text:p>
      <text:p text:style-name="P1">- Boston Dynamics (proves humanoid bodies work)</text:p>
      <text:p text:style-name="P1">- ChatGPT (proves natural language works)</text:p>
      <text:p text:style-name="P1"/>
      <text:p text:style-name="P1">All the pieces exist. We're just combining them.</text:p>
      <text:p text:style-name="P1"/>
      <text:p text:style-name="P1">**The Real Risk:**</text:p>
      <text:p text:style-name="P1"/>
      <text:p text:style-name="P1">The REAL risk isn't that we fail.</text:p>
      <text:p text:style-name="P1">The real risk is: You pass on this, someone else invests, and you watch them make 500x returns.</text:p>
      <text:p text:style-name="P1"/>
      <text:p text:style-name="P1">That's the risk that should keep you up at night.</text:p>
      <text:p text:style-name="P1"/>
      <text:p text:style-name="P1">=================================================================</text:p>
      <text:p text:style-name="P1">THE URGENCY (Why This Can't Wait)</text:p>
      <text:p text:style-name="P1">=================================================================</text:p>
      <text:p text:style-name="P1"/>
      <text:p text:style-name="P1">I'm sending this to 6 top VCs at the same time:</text:p>
      <text:p text:style-name="P1">- Founders Fund</text:p>
      <text:p text:style-name="P1">- Lux Capital <text:s/></text:p>
      <text:p text:style-name="P1">- Shield Capital</text:p>
      <text:p text:style-name="P1">- Andreessen Horowitz</text:p>
      <text:p text:style-name="P1">- Khosla Ventures</text:p>
      <text:p text:style-name="P1">- General Catalyst</text:p>
      <text:p text:style-name="P1"/>
      <text:p text:style-name="P1">What happens Monday morning?</text:p>
      <text:p text:style-name="P1"/>
      <text:p text:style-name="P1">**At Founders Fund:**</text:p>
      <text:p text:style-name="P1">Partner: "I got an incredible pitch - humanoid OS, 403% proven returns..."</text:p>
      <text:p text:style-name="P1">Another Partner: "Wait, I got that too."</text:p>
      <text:p text:style-name="P1">[Realize they're competing with each other]</text:p>
      <text:p text:style-name="P1">Partner: "Small round. Fills fast. We need to move NOW."</text:p>
      <text:p text:style-name="P1"/>
      <text:p text:style-name="P1">**At Lux Capital:**</text:p>
      <text:p text:style-name="P1">[Same conversation happening]</text:p>
      <text:p text:style-name="P1"/>
      <text:p text:style-name="P1">**At every firm:**</text:p>
      <text:p text:style-name="P1">[Same conversation happening]</text:p>
      <text:p text:style-name="P1"/>
      <text:p text:style-name="P1">Result: Race to invest.</text:p>
      <text:p text:style-name="P1"/>
      <text:p text:style-name="P1">First mover gets best terms.</text:p>
      <text:p text:style-name="P1">Second place gets nothing (deal already closed).</text:p>
      <text:p text:style-name="P1"/>
      <text:p text:style-name="P1">**The Timeline:**</text:p>
      <text:p text:style-name="P1"/>
      <text:p text:style-name="P1">Week 1: 6 VCs reading this</text:p>
      <text:p text:style-name="P1">Week 2: 3-4 want to meet</text:p>
      <text:p text:style-name="P1">Week 3: 2-3 make offers</text:p>
      <text:p text:style-name="P1">Week 4: We choose best partner</text:p>
      <text:p text:style-name="P1">Week 5: Deal closed</text:p>
      <text:p text:style-name="P1"/>
      <text:p text:style-name="P1">If you're "still thinking" in Week 4, you're too late.</text:p>
      <text:p text:style-name="P1"/>
      <text:p text:style-name="P1">**Why This Urgency Is Real:**</text:p>
      <text:p text:style-name="P1"/>
      <text:p text:style-name="P1">$8 million is a SMALL round for VCs.</text:p>
      <text:p text:style-name="P1">- Top VCs write $50-100M checks normally</text:p>
      <text:p text:style-name="P1">- $8M is easy decision (small relative to fund size)</text:p>
      <text:p text:style-name="P1">- Can close in 2 weeks (not 6 months like big rounds)</text:p>
      <text:p text:style-name="P1"/>
      <text:p text:style-name="P1">So they move FAST.</text:p>
      <text:p text:style-name="P1"/>
      <text:p text:style-name="P1">While you're "evaluating thoroughly," Founders Fund is signing the term sheet.</text:p>
      <text:p text:style-name="P1"/>
      <text:p text:style-name="P1">**The Pattern:**</text:p>
      <text:p text:style-name="P1"/>
      <text:p text:style-name="P1"><text:soft-page-break/>VCs who moved fast: Made 1000x returns (Google, Facebook, Uber early investors)</text:p>
      <text:p text:style-name="P1">VCs who "needed more time": Missed everything, still working</text:p>
      <text:p text:style-name="P1"/>
      <text:p text:style-name="P1">Don't be the second group.</text:p>
      <text:p text:style-name="P1"/>
      <text:p text:style-name="P1">=================================================================</text:p>
      <text:p text:style-name="P1">ONE MORE THING: THIS DOCUMENT IS THE PROOF</text:p>
      <text:p text:style-name="P1">=================================================================</text:p>
      <text:p text:style-name="P1"/>
      <text:p text:style-name="P1">You're reading this document right now.</text:p>
      <text:p text:style-name="P1"/>
      <text:p text:style-name="P1">I'm 70 years old. I had the vision for what to explain.</text:p>
      <text:p text:style-name="P1"/>
      <text:p text:style-name="P1">AI helped me write it better than I could alone:</text:p>
      <text:p text:style-name="P1">- Organized my thoughts</text:p>
      <text:p text:style-name="P1">- Made it clear and compelling</text:p>
      <text:p text:style-name="P1">- Structured it logically</text:p>
      <text:p text:style-name="P1">- Polished the language</text:p>
      <text:p text:style-name="P1"/>
      <text:p text:style-name="P1">Result: This explanation is better than I could have written by myself.</text:p>
      <text:p text:style-name="P1"/>
      <text:p text:style-name="P1">**This is exactly the pattern with humanoid robots:**</text:p>
      <text:p text:style-name="P1"/>
      <text:p text:style-name="P1">Human provides: Imagination, vision, strategy (me)</text:p>
      <text:p text:style-name="P1">AI executes: Writing, organizing, perfecting (AI)</text:p>
      <text:p text:style-name="P1">Result: Better than human alone</text:p>
      <text:p text:style-name="P1"/>
      <text:p text:style-name="P1">If this works for documents, it works for:</text:p>
      <text:p text:style-name="P1">- Cooking (human chef's vision + robot execution)</text:p>
      <text:p text:style-name="P1">- Driving (human's destination + robot execution)</text:p>
      <text:p text:style-name="P1">- Security (human's protocol + robot execution)</text:p>
      <text:p text:style-name="P1">- Manufacturing (human's design + robot execution)</text:p>
      <text:p text:style-name="P1"/>
      <text:p text:style-name="P1">The future is: **Human imagination + AI execution**</text:p>
      <text:p text:style-name="P1"/>
      <text:p text:style-name="P1">That's what HOS enables.</text:p>
      <text:p text:style-name="P1"/>
      <text:p text:style-name="P1">And this document you're reading? It's living proof the pattern works.</text:p>
      <text:p text:style-name="P1"/>
      <text:p text:style-name="P1">=================================================================</text:p>
      <text:p text:style-name="P1">READY TO TALK?</text:p>
      <text:p text:style-name="P1">=================================================================</text:p>
      <text:p text:style-name="P1"/>
      <text:p text:style-name="P1">Meir Niv</text:p>
      <text:p text:style-name="P1">Founder &amp; Visionary</text:p>
      <text:p text:style-name="P1">Email: [your email]</text:p>
      <text:p text:style-name="P1">Phone: [your phone]</text:p>
      <text:p text:style-name="P1">Live Proof: meirniv.pythonanywhere.com/orders</text:p>
      <text:p text:style-name="P1">Website: https://www.mayyamw.com/hagolem</text:p>
      <text:p text:style-name="P1"/>
      <text:p text:style-name="P1">---</text:p>
      <text:p text:style-name="P1"/>
      <text:p text:style-name="P1">**P.S. - The VCs who passed on DoorDash at $17 million valuation missed a $60 billion outcome (3,500x return). The VCs who passed on Toast at $5 million missed a $20 billion outcome (4,000x return). Both were "just restaurant technology."**</text:p>
      <text:p text:style-name="P1"/>
      <text:p text:style-name="P1">**Don't make the same mistake.**</text:p>
      <text:p text:style-name="P1"/>
      <text:p text:style-name="P1">---</text:p>
      <text:p text:style-name="P1"/>
      <text:p text:style-name="P1">**P.P.S. - I won't live to see another opportunity like this. I'm 70. This is my last big project. The humanoid robot revolution happens ONCE. The platform winner gets decided ONCE. In the next 12 months. After that? Too late forever. Platform effects lock in. Game over.**</text:p>
      <text:p text:style-name="P1"/>
      <text:p text:style-name="P1">**If you're thinking "interesting, but let me think about it for a few months" - the deal will be closed by then. Other VCs are reading this right now too.**</text:p>
      <text:p text:style-name="P1"/>
      <text:p text:style-name="P1">**Your choice. But choose fast.**</text:p>
      <text:p text:style-name="P1"/>
      <text:p text:style-name="P1">---</text:p>
      <text:p text:style-name="P1"/>
      <text:p text:style-name="P1">**P.P.P.S. - Want to know what "choosing fast" looks like?**</text:p>
      <text:p text:style-name="P1"/>
      <text:p text:style-name="P1">**Here's what happens if you DON'T invest:**</text:p>
      <text:p text:style-name="P1"/>
      <text:p text:style-name="P1">5 years from now:</text:p>
      <text:p text:style-name="P1">- HOS runs on 100,000+ robots</text:p>
      <text:p text:style-name="P1">- Platform is worth $5 billion</text:p>
      <text:p text:style-name="P1">- The VC who invested (Founders Fund or whoever moved first) made 625x return</text:p>
      <text:p text:style-name="P1">- You're explaining to your partners why you passed</text:p>
      <text:p text:style-name="P1"/>
      <text:p text:style-name="P1">10 years from now:</text:p>
      <text:p text:style-name="P1">- NVIDIA acquires HOS for $20 billion</text:p>
      <text:p text:style-name="P1">- That VC made 2,500x return ($8M → $20B)</text:p>
      <text:p text:style-name="P1">- Their fund is legendary</text:p>
      <text:p text:style-name="P1">- Your fund is... fine</text:p>
      <text:p text:style-name="P1"/>
      <text:p text:style-name="P1">20 years from now:</text:p>
      <text:p text:style-name="P1">- Humanoid robots everywhere (like smartphones today)</text:p>
      <text:p text:style-name="P1">- Everyone knows HOS (like everyone knows Windows)</text:p>
      <text:p text:style-name="P1">- That VC is in history books</text:p>
      <text:p text:style-name="P1">- You're retired, telling your grandkids: "I almost invested in that..."</text:p>
      <text:p text:style-name="P1"/>
      <text:p text:style-name="P1">**Don't be that person.**</text:p>
      <text:p text:style-name="P1"/>
      <text:p text:style-name="P1">**Call me. Let's build this together.**</text:p>
      <text:p text:style-name="P1"/>
      <text:p text:style-name="P1">---</text:p>
      <text:p text:style-name="P1"/>
      <text:p text:style-name="P1">END OF SIMPLIFIED EXPLANATION (Enhanced Version)</text:p>
      <text:p text:style-name="P1"/>
      <text:p text:style-name="P1"><text:soft-page-break/>Share this with family, friends, potential investors, or anyone who asks "what are you building?" They'll get it.</text:p>
      <text:p text:style-name="P1"/>
      <text:p text:style-name="P1">And they'll understand why this is the opportunity of a lifeti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20:51:03.066363800</meta:creation-date>
    <dc:date>2025-11-28T20:52:30.897688500</dc:date>
    <meta:editing-duration>PT1M28S</meta:editing-duration>
    <meta:editing-cycles>1</meta:editing-cycles>
    <meta:document-statistic meta:table-count="0" meta:image-count="0" meta:object-count="0" meta:page-count="6" meta:paragraph-count="343" meta:word-count="2545" meta:character-count="16143" meta:non-whitespace-character-count="13939"/>
    <meta:generator>LibreOffice/25.8.3.2$Windows_X86_64 LibreOffice_project/8ca8d55c161d602844f5428fa4b58097424e324e</meta:generator>
  </office:meta>
</office:document-meta>
</file>